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fo:background-color="#00CCFF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background-color="#FFFF00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 fo:background-color="#00CCFF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background-color="#00CCFF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 fo:background-color="#FFFF00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 fo:background-color="#FFFF00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 fo:background-color="#FFFF00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 fo:background-color="#FFFF00"/>
    </style:style>
    <style:style style:name="T24" style:parent-style-name="DefaultParagraphFont" style:family="text">
      <style:text-properties fo:font-weight="bold" style:font-weight-asian="bold" style:font-weight-complex="bold" fo:background-color="#FFFF00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 fo:background-color="#FFFF00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 fo:background-color="#FFFF00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 fo:background-color="#FFFF00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 fo:background-color="#FFFF00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 fo:background-color="#00CCFF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 fo:background-color="#FFFF00"/>
    </style:style>
    <style:style style:name="T47" style:parent-style-name="DefaultParagraphFont" style:family="text">
      <style:text-properties fo:font-weight="bold" style:font-weight-asian="bold" style:font-weight-complex="bold" fo:background-color="#FFFF00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 fo:background-color="#FFFF00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 fo:background-color="#FFFF00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 fo:background-color="#FFFF00"/>
    </style:style>
    <style:style style:name="T59" style:parent-style-name="DefaultParagraphFont" style:family="text">
      <style:text-properties fo:font-weight="bold" style:font-weight-asian="bold" style:font-weight-complex="bold" fo:background-color="#FFFF00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 fo:background-color="#00CCFF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 fo:background-color="#FFFF00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 fo:background-color="#FFFF00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 fo:background-color="#FFFF00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 fo:background-color="#FFFF00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 fo:background-color="#FFFF00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 fo:background-color="#FFFF00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 fo:background-color="#FFFF00"/>
    </style:style>
    <style:style style:name="T88" style:parent-style-name="DefaultParagraphFont" style:family="text">
      <style:text-properties fo:font-weight="bold" style:font-weight-asian="bold" style:font-weight-complex="bold" fo:background-color="#FFFF00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 fo:background-color="#FFFF00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 fo:background-color="#FFFF00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 fo:background-color="#00FFFF"/>
    </style:style>
    <style:style style:name="T106" style:parent-style-name="DefaultParagraphFont" style:family="text">
      <style:text-properties fo:font-weight="bold" style:font-weight-asian="bold" style:font-weight-complex="bold" fo:background-color="#00FFFF"/>
    </style:style>
    <style:style style:name="T107" style:parent-style-name="DefaultParagraphFont" style:family="text">
      <style:text-properties fo:font-weight="bold" style:font-weight-asian="bold" style:font-weight-complex="bold" fo:background-color="#00FFFF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 fo:background-color="#FFFF00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ata Project Basics and Analysis Folder:</text:p>
      <text:p text:style-name="P2">Communicate your data analysis; <text:s/>New people repeating an experiment can help verify results;</text:p>
      <text:p text:style-name="P3">There are barriers to conducting studies, so if<text:s/>others can't replicate your study you should allow them to reproduce your study by making data and computations available;</text:p>
      <text:p text:style-name="P4">Use text and code, each chunk will do something, it's both human and machine readable;</text:p>
      <text:p text:style-name="Standard"><text:span text:style-name="T5">knitr package needed;</text:span><text:span text:style-name="T6"><text:s/>also RMarkdown is good;<text:s/></text:span><text:span text:style-name="T7">script everything, write everything down!</text:span><text:span text:style-name="T8">;</text:span></text:p>
      <text:p text:style-name="Standard"><text:span text:style-name="T9">Steps:</text:span><text:span text:style-name="T10"><text:s/>define the question; define the ideal data set; determine what data you can access; obtain the data; clean the data; exploratory data analysis; statistical prediction/modeling; interpret results; challenge<text:s/></text:span><text:span text:style-name="T11">results; synthesize/write up results; create reproducible code;</text:span></text:p>
      <text:p text:style-name="Standard"><text:span text:style-name="T12">ideal data set:</text:span><text:span text:style-name="T13"><text:s/>descriptive - whole population; exploratory - random sample with many vars;</text:span></text:p>
      <text:p text:style-name="P14">inferential - the right population, randomly sampled; predictive - a training and test data set from<text:s/>the same population; causal - data from a randomized study; mechanistic - data from all components of the system;</text:p>
      <text:p text:style-name="Standard"><text:span text:style-name="T15">what you can access:</text:span><text:span text:style-name="T16"><text:s/>free data on web; buy data (respect terms of use); generate it yourself</text:span></text:p>
      <text:p text:style-name="Standard"><text:span text:style-name="T17">obtain data:</text:span><text:span text:style-name="T18"><text:s/>try to obtain the raw data; referen</text:span><text:span text:style-name="T19">ce the source; polite emails; record url and time;</text:span></text:p>
      <text:p text:style-name="Standard"><text:span text:style-name="T20">clean data:</text:span><text:span text:style-name="T21"><text:s/>raw -&gt; tidy; if tidy understand how it came to be; understand the source of the data;</text:span></text:p>
      <text:p text:style-name="P22">may need to reshape the data or re-sample; determine if data is good enough (o.w. get new data);</text:p>
      <text:p text:style-name="Standard"><text:span text:style-name="T23">resampling</text:span><text:span text:style-name="T24"><text:s/>methods:</text:span><text:span text:style-name="T25"><text:s/>1) half training, half test 2) K-fold cross validation (K-1 training and 1 test)</text:span></text:p>
      <text:p text:style-name="P26">3) Mask one value randomly and use the rest of the data to predict that value, repeat n times;</text:p>
      <text:p text:style-name="Standard"><text:span text:style-name="T27">stat prediction/modeling:</text:span><text:span text:style-name="T28"><text:s/>based on your question, and results from exp</text:span><text:span text:style-name="T29">loratory analysis you choose your pursuit and method; account for transformations/processing that you did earlier;</text:span></text:p>
      <text:p text:style-name="P30">Keep in mind, what are the measures and/or sources of uncertainty in yourW data set;</text:p>
      <text:p text:style-name="Standard"><text:span text:style-name="T31">interpret results:</text:span><text:span text:style-name="T32"><text:s/>use appropriate language, don't go be</text:span><text:span text:style-name="T33">yond what you're analysis did; <text:s/>Good words are “prediction”, “it correlates with”, “variables associate with the outcome”, “analysis is descriptive”; give an explanation; interpret coefficients; interpret measures of uncertainty;</text:span></text:p>
      <text:p text:style-name="Standard"><text:span text:style-name="T34">Challenge results:</text:span><text:span text:style-name="T35"><text:s/>challen</text:span><text:span text:style-name="T36">ge question, data source, processing, analysis, conclusions, measures of uncertainty, choice of terms to include in models; think of potential alternative analyses;</text:span></text:p>
      <text:p text:style-name="Standard"><text:span text:style-name="T37">Synthesize/write up:</text:span><text:span text:style-name="T38"><text:s/>reduce down to less details for a coherent story; lead with the questi</text:span><text:span text:style-name="T39">on; summarize the analyses into the story; don't include every analysis, only use it if it is needed for the story or needed to address a challenge; order analyses according to the story, rather than chronologically; include “pretty” figures that contribut</text:span><text:span text:style-name="T40">e to the story;</text:span></text:p>
      <text:p text:style-name="Standard"><text:span text:style-name="T41">Your Analysis Folder Keeps:</text:span><text:span text:style-name="T42"><text:s/>raw data, processed data, exploratory figures, final figures (pretty), raw / unused scripts, final scripts, R Markdown files, README.txt, text of analysis / report;</text:span></text:p>
      <text:p text:style-name="P43">Name the files and make it easy to find where in the script files were generated; few final figures;</text:p>
      <text:p text:style-name="Standard"><text:span text:style-name="T44">Keep dead end raw scripts; final script: only keep what is analyzed in the paper &amp; comment well;</text:span><text:span text:style-name="T45"><text:line-break/></text:span><text:span text:style-name="T46">Store only the final processed data step, and R code should recreate this file with the raw data!</text:span></text:p>
      <text:p text:style-name="Standard"><text:span text:style-name="T47">README</text:span><text:span text:style-name="T48">:</text:span><text:span text:style-name="T49"><text:s/>Where you got the data (The URL), what is the data and what it is for, date accessed;</text:span></text:p>
      <text:p text:style-name="Standard"><text:span text:style-name="T50">R Markdown</text:span><text:span text:style-name="T51">: Easy in RStudio; replaces README file; Text and R code together;</text:span></text:p>
      <text:p text:style-name="Standard"><text:span text:style-name="T52">Paper:</text:span><text:span text:style-name="T53"><text:s/>tells a story; title, introduction that motivates problem, methods of statistics, res</text:span><text:span text:style-name="T54">ults with measures of uncertainty, and conclusions including potential problems; Reference the statistical methods used (software and implementation); supplementary materials, code, and data; Don't include every analysis you performed!;</text:span></text:p>
      <text:p text:style-name="P55"/>
      <text:p text:style-name="P56">Coding:</text:p>
      <text:p text:style-name="Standard"><text:span text:style-name="T57">RStudio&gt;</text:span><text:span text:style-name="T58">P</text:span><text:span text:style-name="T59">references&gt;Code</text:span><text:span text:style-name="T60">: Tab width: 8, Margin: 80; Ctrl+a, Ctrl+i will indent your code;</text:span></text:p>
      <text:p text:style-name="Standard"><text:span text:style-name="T61">Make functions for short tasks!</text:span><text:span text:style-name="T62">; don't let a function do many things!;</text:span></text:p>
      <text:p text:style-name="Standard"><text:span text:style-name="T63">Markdown</text:span><text:span text:style-name="T64">: easy text-to-HTML conversion tool; easy read/write plain text format then convert;</text:span></text:p>
      <text:p text:style-name="P65">*text* is italicized; **text** is bold; #, ##, ### creates headings (h1,h2,h3); - text is a list;</text:p>
      <text:soft-page-break/>
      <text:p text:style-name="P66">1. <text:s/>text is another list (2. <text:s/>text, 3. <text:s/>text); [Text description](http://www.URL) will give a hyperlink;</text:p>
      <text:p text:style-name="P67">another hyperlink: [Text1][1] and [Text2][2], End of document: [1]: URL1 “Text1” [2]: URL2 “T</text:p>
      <text:p text:style-name="P68">Newlines: use a double space at the end of a line;</text:p>
      <text:p text:style-name="P69">R Markdown can execute code; .Rmd; R markdown is converted to Markdown with knitr package; R Markdown -&gt; Markdown -&gt; HTML; Create slides: R markdown -&gt; slidify package;</text:p>
      <text:p text:style-name="Standard"><text:span text:style-name="T70">RStudi</text:span><text:span text:style-name="T71">o &gt; File &gt; R Markdown creates a document, when done click<text:s/></text:span><text:span text:style-name="T72">“Knit HTML”</text:span><text:span text:style-name="T73">;<text:s/></text:span><text:span text:style-name="T74">“Publish”</text:span><text:span text:style-name="T75">;</text:span></text:p>
      <text:p text:style-name="Standard"><text:span text:style-name="T76">R Markdown</text:span><text:span text:style-name="T77">: * text is unordered list;<text:s/></text:span><text:span text:style-name="T78">'''{r ChunkName} My R Code'''</text:span><text:span text:style-name="T79"><text:s/>allows running R code;</text:span></text:p>
      <text:p text:style-name="Standard"><text:span text:style-name="T80">============= makes what is above it the title;<text:s/></text:span><text:span text:style-name="T81">''' {r, echo=FALSE} '''</text:span><text:span text:style-name="T82"><text:s/>will only s</text:span><text:span text:style-name="T83">how results!;</text:span></text:p>
      <text:p text:style-name="P84">''' {r, results=”hide”} hides the results; ''' {r, echo=FALSE, results=”hide”} hides both;</text:p>
      <text:p text:style-name="P85">When typing text outside of the r block you can pull variables into the text, to do this use the format 'r variableName'. <text:s/>ie. '''{r} number &lt;- 32 '''<text:s/>My favorite random number is 'r number'</text:p>
      <text:p text:style-name="P86">'''{r, fig.height=4} Code here''' this will change the output figure size for your plot (also width);</text:p>
      <text:p text:style-name="P87">'''{r, results=”asis”} library(xtable)</text:p>
      <text:p text:style-name="Standard"><text:span text:style-name="T88">xt &lt;- xtable(summary(fit)); print(xt, type = “html”)'''</text:span><text:span text:style-name="T89"><text:s/>Shows a nice table!</text:span><text:span text:style-name="T90"><text:s/>package required;</text:span></text:p>
      <text:p text:style-name="P91">cache=TRUE allows the code chunk to be stored for future use in case it is slow! (careful);</text:p>
      <text:p text:style-name="Standard"><text:span text:style-name="T92">other ideas for when to use R Markdown</text:span><text:span text:style-name="T93">: manuals, technical documents, tutorials, reports (esp. if generated periodically), data preprocessing do</text:span><text:span text:style-name="T94">cuments/summaries;</text:span></text:p>
      <text:p text:style-name="P95">cacher package<text:s/>(extra):<text:s/>objectcode(“varname”); runcode function;<text:s/>loadcache(); effect; stderr;</text:p>
      <text:p text:style-name="P96"/>
      <text:p text:style-name="P97">The<text:s/>Project</text:p>
      <text:p text:style-name="P98">Start with a good question that interests you; have a coherent focused question will help immensely; focused questions mean your job is easier and removes complexity;</text:p>
      <text:p text:style-name="Standard"><text:span text:style-name="T99">DONTS</text:span><text:span text:style-name="T100">: Don’t edit spreadsheets by hand; Don’t edit tables or figures with rounding and formatting; Don’t download data by clicking; Don’t move data around computer; Don’t “We’re just going to do this once…”</text:span><text:span text:style-name="T101">;<text:s/></text:span><text:span text:style-name="T102">Don’t use a GUI;<text:s/></text:span><text:span text:style-name="T103">these are not reproducible;</text:span></text:p>
      <text:p text:style-name="P104">All things done by hand MUST be documented so avoid doing anything by hand!;</text:p>
      <text:p text:style-name="Standard"><text:span text:style-name="T105">Don’t keep exploratory figures and<text:s/></text:span><text:span text:style-name="T106">output</text:span><text:span text:style-name="T107"><text:s/>early on</text:span><text:span text:style-name="T108">, at the end of the project recreate these;</text:span></text:p>
      <text:p text:style-name="Standard"><text:span text:style-name="T109">DO</text:span><text:span text:style-name="T110">:<text:s/></text:span><text:span text:style-name="T111">do<text:s/></text:span><text:span text:style-name="T112">teach a computer to do it;</text:span><text:span text:style-name="T113"><text:s/>use version control and many commits;</text:span><text:span text:style-name="T114"><text:s/>Keep track of your programming environment:<text:s/></text:span><text:span text:style-name="T115">CPU</text:span><text:span text:style-name="T116"><text:s/>(intel, AMD, ARM)</text:span><text:span text:style-name="T117">, OS</text:span><text:span text:style-name="T118"><text:s/>(Windows, Mac OS, Linux)</text:span><text:span text:style-name="T119">, compilers, interpreters, command shell, languages</text:span><text:span text:style-name="T120"><text:s/>(C, Python)</text:span><text:span text:style-name="T121">, libraries,<text:s/></text:span><text:span text:style-name="T122">R<text:s/></text:span><text:span text:style-name="T123">packages, websites, data repositories, remote databases, version numbers;</text:span><text:span text:style-name="T124"><text:s/>sessionInfo() tells a lot about your environment;</text:span></text:p>
      <text:p text:style-name="P125">Set your seed for random numbers;<text:s/>Always think if everything can be reproduced;</text:p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er Myers</meta:initial-creator>
    <dc:creator>peter myers</dc:creator>
    <meta:creation-date>2016-01-04T21:54:00Z</meta:creation-date>
    <dc:date>2016-01-07T05:02:00Z</dc:date>
    <meta:template xlink:href="Normal.dotm" xlink:type="simple"/>
    <meta:editing-cycles>121</meta:editing-cycles>
    <meta:editing-duration>PT14580S</meta:editing-duration>
    <meta:document-statistic meta:page-count="2" meta:paragraph-count="13" meta:word-count="1003" meta:character-count="6710" meta:row-count="47" meta:non-whitespace-character-count="5720"/>
  </office:meta>
</office:document-meta>
</file>